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ingSessionHandler.handleTransportError( StompSession session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ingHandler.addToSend( String topic , Objec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umingHandler.getPayloadType( Stom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ingHandler.awaitForMessageCount( int expected , long millisToWai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sumingHandler.afterConnected( StompSession session , StompHeaders connected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ggingSessionHandler.handleException( StompSession session , StompCommand command , StompHeaders headers , byte [ ] payload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TcpStompClientTests.shutdow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sumingHandler.handleFrame( StompHeaders headers , @ Nullable Objec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ingHandler.ConsumingHandler( String ... top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orNettyTcpStompClientTests.createStompConn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orNettyTcpStompClientTests.testPublishSubscribe( ReactorNettyTcpStompClient clientTo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actorNettyTcpStompClientTests.setup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ducingHandler.afterConnected( StompSession session , StompHeaders connected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ingSessionHandler.handleFrame( StompHeaders headers , @ Nullable Objec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TcpStompClientTests.publishSubscribeOnReactorNett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TcpStompClientTests.publishSubscribeOnReactorNet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ingHandler.awaitForSubscriptions( long millisToWa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umingHandler.getRecei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